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688" officeooo:paragraph-rsid="00149688"/>
    </style:style>
    <style:style style:name="P2" style:family="paragraph" style:parent-style-name="Standard">
      <style:text-properties officeooo:rsid="00149688" officeooo:paragraph-rsid="020911b1"/>
    </style:style>
    <style:style style:name="P3" style:family="paragraph" style:parent-style-name="Standard">
      <style:text-properties officeooo:rsid="00262575" officeooo:paragraph-rsid="00262575"/>
    </style:style>
    <style:style style:name="P4" style:family="paragraph" style:parent-style-name="Standard">
      <style:text-properties officeooo:rsid="0027ebe9" officeooo:paragraph-rsid="00309025"/>
    </style:style>
    <style:style style:name="P5" style:family="paragraph" style:parent-style-name="Standard">
      <style:text-properties officeooo:rsid="0027ebe9" officeooo:paragraph-rsid="00376be6"/>
    </style:style>
    <style:style style:name="P6" style:family="paragraph" style:parent-style-name="Standard">
      <style:text-properties officeooo:rsid="0032137e" officeooo:paragraph-rsid="0032137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878c3" officeooo:paragraph-rsid="003878c3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97ae2" officeooo:paragraph-rsid="00397ae2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616e2f" officeooo:paragraph-rsid="00616e2f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7ae2" officeooo:paragraph-rsid="005b03a5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81ca79" officeooo:paragraph-rsid="0081ca7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8a287b" officeooo:paragraph-rsid="0081ca7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95a631" officeooo:paragraph-rsid="0095a631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b34740" officeooo:paragraph-rsid="00b3474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b34740" officeooo:paragraph-rsid="00d33ed6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b8d43b" officeooo:paragraph-rsid="00efe58a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17136f7" officeooo:paragraph-rsid="017136f7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176ee34" officeooo:paragraph-rsid="017136f7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1514899" officeooo:paragraph-rsid="01514899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b34740" officeooo:paragraph-rsid="00d33ed6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d7e134" officeooo:paragraph-rsid="00d7e134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dd6c52" officeooo:paragraph-rsid="00dd6c5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end" style:justify-single-word="false"/>
      <style:text-properties fo:font-style="italic" style:text-underline-style="none" fo:font-weight="bold" officeooo:rsid="00ebe248" officeooo:paragraph-rsid="00ebe248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efe58a" officeooo:paragraph-rsid="00efe58a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efe58a" officeooo:paragraph-rsid="015ac63c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end" style:justify-single-word="false"/>
      <style:text-properties fo:font-style="italic" style:text-underline-style="none" fo:font-weight="bold" officeooo:rsid="00f5fa76" officeooo:paragraph-rsid="00f5fa7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end" style:justify-single-word="false"/>
      <style:text-properties fo:font-style="italic" style:text-underline-style="none" fo:font-weight="bold" officeooo:rsid="00f8ac62" officeooo:paragraph-rsid="00f8ac62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1866535" officeooo:paragraph-rsid="01866535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style:text-underline-style="none" officeooo:rsid="00529fcb" officeooo:paragraph-rsid="00397ae2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style:text-underline-style="none" officeooo:rsid="015cab83" officeooo:paragraph-rsid="015cab83" style:font-style-asian="italic" style:font-style-complex="italic"/>
    </style:style>
    <style:style style:name="P31" style:family="paragraph" style:parent-style-name="Standard">
      <style:text-properties fo:font-weight="bold" officeooo:rsid="00149688" officeooo:paragraph-rsid="005c2abd" style:font-weight-asian="bold" style:font-weight-complex="bold"/>
    </style:style>
    <style:style style:name="P32" style:family="paragraph" style:parent-style-name="Standard">
      <style:text-properties fo:font-weight="bold" officeooo:rsid="005c2abd" officeooo:paragraph-rsid="005c2abd" style:font-weight-asian="bold" style:font-weight-complex="bold"/>
    </style:style>
    <style:style style:name="P33" style:family="paragraph" style:parent-style-name="Standard">
      <style:text-properties fo:font-weight="bold" officeooo:rsid="005c6605" officeooo:paragraph-rsid="005c2ab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46b61f" officeooo:paragraph-rsid="0046b61f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799cae" officeooo:paragraph-rsid="00799cae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5cab83" officeooo:paragraph-rsid="015cab83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63d188" officeooo:paragraph-rsid="0063d188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6f4914" officeooo:paragraph-rsid="006f4914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1ca79" officeooo:paragraph-rsid="0081ca79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2bdf7" officeooo:paragraph-rsid="0082bdf7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62c5d2" officeooo:paragraph-rsid="0062c5d2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772cbc" officeooo:paragraph-rsid="00772c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15114ef" officeooo:paragraph-rsid="015114e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1514899" officeooo:paragraph-rsid="0151489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17082b0" officeooo:paragraph-rsid="017082b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17136f7" officeooo:paragraph-rsid="017136f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8a287b" officeooo:paragraph-rsid="008a287b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935233" officeooo:paragraph-rsid="0093523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5a631" officeooo:paragraph-rsid="0095a63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b059d3" officeooo:paragraph-rsid="00b059d3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b059d3" officeooo:paragraph-rsid="00b059d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b34740" officeooo:paragraph-rsid="00b3474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b43c68" officeooo:paragraph-rsid="00b43c6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b8d43b" officeooo:paragraph-rsid="00efe58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cbee22" officeooo:paragraph-rsid="00c053f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ebe248" officeooo:paragraph-rsid="00ebe24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efe58a" officeooo:paragraph-rsid="00efe58a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f76e77" officeooo:paragraph-rsid="00f5fa7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f8ac62" officeooo:paragraph-rsid="00f8ac6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95a631" officeooo:paragraph-rsid="0095a631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b0e90c" officeooo:paragraph-rsid="00b0e90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f91489" officeooo:paragraph-rsid="00f91489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style:text-underline-style="none" officeooo:rsid="00465f3b" officeooo:paragraph-rsid="00397ae2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font-style="normal" style:text-underline-style="none" officeooo:rsid="004d08d8" officeooo:paragraph-rsid="0046b61f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fo:font-style="normal" style:text-underline-style="none" officeooo:rsid="007c9b80" officeooo:paragraph-rsid="00799cae" style:font-style-asian="normal" style:font-style-complex="normal"/>
    </style:style>
    <style:style style:name="P66" style:family="paragraph" style:parent-style-name="Standard">
      <style:text-properties officeooo:rsid="0097af9c" officeooo:paragraph-rsid="0097af9c"/>
    </style:style>
    <style:style style:name="P67" style:family="paragraph" style:parent-style-name="Standard">
      <style:text-properties officeooo:rsid="005dad0a" officeooo:paragraph-rsid="00309025"/>
    </style:style>
    <style:style style:name="P68" style:family="paragraph" style:parent-style-name="Standard">
      <style:text-properties officeooo:rsid="00650244" officeooo:paragraph-rsid="00309025"/>
    </style:style>
    <style:style style:name="P69" style:family="paragraph" style:parent-style-name="Standard">
      <style:paragraph-properties fo:text-align="center" style:justify-single-word="false"/>
      <style:text-properties style:text-underline-style="none" officeooo:rsid="003878c3" officeooo:paragraph-rsid="003878c3"/>
    </style:style>
    <style:style style:name="P70" style:family="paragraph" style:parent-style-name="Standard">
      <style:paragraph-properties fo:text-align="end" style:justify-single-word="false"/>
      <style:text-properties style:text-underline-style="none" officeooo:rsid="00397ae2" officeooo:paragraph-rsid="00397ae2"/>
    </style:style>
    <style:style style:name="P71" style:family="paragraph" style:parent-style-name="Standard">
      <style:paragraph-properties fo:text-align="start" style:justify-single-word="false"/>
      <style:text-properties style:text-underline-style="none" officeooo:rsid="00397ae2" officeooo:paragraph-rsid="00397ae2"/>
    </style:style>
    <style:style style:name="P72" style:family="paragraph" style:parent-style-name="Standard">
      <style:paragraph-properties fo:text-align="start" style:justify-single-word="false"/>
      <style:text-properties style:text-underline-style="none" fo:font-weight="bold" officeooo:rsid="004faf42" officeooo:paragraph-rsid="004faf42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language="fr" fo:country="FR" fo:font-style="normal" style:text-underline-style="none" fo:font-weight="bold" officeooo:rsid="004fdfb3" officeooo:paragraph-rsid="004fdfb3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46b61f" officeooo:paragraph-rsid="005b03a5" style:font-style-asian="normal" style:font-style-complex="normal"/>
    </style:style>
    <style:style style:name="P75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normal" officeooo:rsid="015cab83" officeooo:paragraph-rsid="0163af51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5b03a5" officeooo:paragraph-rsid="005b03a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6f4914" officeooo:paragraph-rsid="006f4914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82bdf7" officeooo:paragraph-rsid="0082bdf7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163af51" officeooo:paragraph-rsid="0163af51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0fc92a2" officeooo:paragraph-rsid="00f9148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0fc92a2" officeooo:paragraph-rsid="01299b53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0fc92a2" officeooo:paragraph-rsid="01b7f201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198042" officeooo:paragraph-rsid="01198042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1dea14" officeooo:paragraph-rsid="011dea14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1dea14" officeooo:paragraph-rsid="01a37055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1dea14" officeooo:paragraph-rsid="01ab5399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bcd34b" officeooo:paragraph-rsid="01bcd34b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c084be" officeooo:paragraph-rsid="01c084be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c58bdf" officeooo:paragraph-rsid="01c58bdf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c866be" officeooo:paragraph-rsid="01c866be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end" style:justify-single-word="false"/>
      <style:text-properties style:use-window-font-color="true" fo:font-style="italic" style:text-underline-style="none" fo:font-weight="normal" officeooo:rsid="01c9a2b8" officeooo:paragraph-rsid="01c9a2b8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e72787" officeooo:paragraph-rsid="01e72787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e72787" officeooo:paragraph-rsid="01eb825b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f7752f" officeooo:paragraph-rsid="01f7752f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f7752f" officeooo:paragraph-rsid="01fa4e42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d4a0f5" officeooo:paragraph-rsid="01d4a0f5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1fbbca0" officeooo:paragraph-rsid="01fbbca0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use-window-font-color="true" fo:font-style="italic" style:text-underline-style="solid" style:text-underline-width="auto" style:text-underline-color="font-color" fo:font-weight="normal" officeooo:rsid="021387bb" officeooo:paragraph-rsid="021387bb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use-window-font-color="true" fo:font-style="italic" style:text-underline-style="solid" style:text-underline-width="auto" style:text-underline-color="font-color" fo:font-weight="normal" officeooo:rsid="021387bb" officeooo:paragraph-rsid="021be3e8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fc92a2" officeooo:paragraph-rsid="00f91489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fc92a2" officeooo:paragraph-rsid="01299b53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ab5399" officeooo:paragraph-rsid="01198042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198042" officeooo:paragraph-rsid="01198042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1dea14" officeooo:paragraph-rsid="011dea14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use-window-font-color="true" fo:font-style="normal" style:text-underline-style="none" fo:font-weight="normal" officeooo:rsid="0129043f" officeooo:paragraph-rsid="0129043f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49b22a" officeooo:paragraph-rsid="0149b22a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4a0ba1" officeooo:paragraph-rsid="0149b22a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fo:font-style="normal" style:text-underline-style="none" fo:font-weight="normal" officeooo:rsid="01bcd34b" officeooo:paragraph-rsid="01bcd34b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bcd34b" officeooo:paragraph-rsid="01bcd34b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e72787" officeooo:paragraph-rsid="01eb825b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e72787" officeooo:paragraph-rsid="01e72787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18010" officeooo:paragraph-rsid="01c084be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084be" officeooo:paragraph-rsid="01c084be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58bdf" officeooo:paragraph-rsid="01c58bdf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65580" officeooo:paragraph-rsid="01c58bd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866be" officeooo:paragraph-rsid="01c866be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9869e" officeooo:paragraph-rsid="01c866be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c9a2b8" officeooo:paragraph-rsid="01c9a2b8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eb825b" officeooo:paragraph-rsid="01eb825b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1f7752f" officeooo:paragraph-rsid="01fa4e42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officeooo:rsid="012b582f" officeooo:paragraph-rsid="012b582f"/>
    </style:style>
    <style:style style:name="P122" style:family="paragraph" style:parent-style-name="Standard">
      <style:text-properties fo:color="#ce181e" fo:font-style="normal" style:text-underline-style="none" fo:font-weight="bold" officeooo:rsid="00fc92a2" officeooo:paragraph-rsid="0097af9c" style:font-style-asian="normal" style:font-weight-asian="bold" style:font-style-complex="normal" style:font-weight-complex="bold"/>
    </style:style>
    <style:style style:name="P123" style:family="paragraph" style:parent-style-name="Standard">
      <style:text-properties officeooo:rsid="00768034" officeooo:paragraph-rsid="00768034"/>
    </style:style>
    <style:style style:name="P124" style:family="paragraph" style:parent-style-name="Standard">
      <style:text-properties officeooo:rsid="020911b1" officeooo:paragraph-rsid="020911b1"/>
    </style:style>
    <style:style style:name="P125" style:family="paragraph" style:parent-style-name="Standard">
      <style:paragraph-properties fo:text-align="center" style:justify-single-word="false" fo:break-before="page"/>
      <style:text-properties style:use-window-font-color="true" fo:font-style="italic" style:text-underline-style="solid" style:text-underline-width="auto" style:text-underline-color="font-color" fo:font-weight="normal" officeooo:rsid="02122008" officeooo:paragraph-rsid="02122008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2122008" officeooo:paragraph-rsid="02122008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21a5da5" officeooo:paragraph-rsid="021387bb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21387bb" officeooo:paragraph-rsid="021387bb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normal" officeooo:rsid="021387bb" officeooo:paragraph-rsid="021387bb" style:font-style-asian="italic" style:font-weight-asian="normal" style:font-style-complex="italic" style:font-weight-complex="normal"/>
    </style:style>
    <style:style style:name="T1" style:family="text">
      <style:text-properties officeooo:rsid="00163ded"/>
    </style:style>
    <style:style style:name="T2" style:family="text">
      <style:text-properties officeooo:rsid="0027ebe9"/>
    </style:style>
    <style:style style:name="T3" style:family="text">
      <style:text-properties officeooo:rsid="00291b56"/>
    </style:style>
    <style:style style:name="T4" style:family="text">
      <style:text-properties officeooo:rsid="00329e03"/>
    </style:style>
    <style:style style:name="T5" style:family="text">
      <style:text-properties officeooo:rsid="003597d6"/>
    </style:style>
    <style:style style:name="T6" style:family="text">
      <style:text-properties officeooo:rsid="0036c7ef"/>
    </style:style>
    <style:style style:name="T7" style:family="text">
      <style:text-properties officeooo:rsid="003756d9"/>
    </style:style>
    <style:style style:name="T8" style:family="text">
      <style:text-properties officeooo:rsid="00376be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495896"/>
    </style:style>
    <style:style style:name="T11" style:family="text">
      <style:text-properties style:text-underline-style="none" officeooo:rsid="004b2139"/>
    </style:style>
    <style:style style:name="T12" style:family="text">
      <style:text-properties style:text-underline-style="none" officeooo:rsid="004d08d8"/>
    </style:style>
    <style:style style:name="T13" style:family="text">
      <style:text-properties style:text-underline-style="none" officeooo:rsid="0051f5aa"/>
    </style:style>
    <style:style style:name="T14" style:family="text">
      <style:text-properties style:text-underline-style="none" officeooo:rsid="00529fcb"/>
    </style:style>
    <style:style style:name="T15" style:family="text">
      <style:text-properties style:text-underline-style="none" officeooo:rsid="007c9b80"/>
    </style:style>
    <style:style style:name="T16" style:family="text">
      <style:text-properties style:text-underline-style="none" officeooo:rsid="00d050b2"/>
    </style:style>
    <style:style style:name="T17" style:family="text">
      <style:text-properties fo:font-weight="normal" officeooo:rsid="00c1e812" style:font-weight-asian="normal" style:font-weight-complex="normal"/>
    </style:style>
    <style:style style:name="T18" style:family="text">
      <style:text-properties fo:font-weight="normal" officeooo:rsid="00d33ed6" style:font-weight-asian="normal" style:font-weight-complex="normal"/>
    </style:style>
    <style:style style:name="T19" style:family="text">
      <style:text-properties fo:font-weight="normal" officeooo:rsid="0179a974" style:font-weight-asian="normal" style:font-weight-complex="normal"/>
    </style:style>
    <style:style style:name="T20" style:family="text">
      <style:text-properties fo:language="fr" fo:country="FR"/>
    </style:style>
    <style:style style:name="T21" style:family="text">
      <style:text-properties fo:language="fr" fo:country="FR" style:text-underline-style="none"/>
    </style:style>
    <style:style style:name="T22" style:family="text">
      <style:text-properties fo:language="fr" fo:country="FR" style:text-underline-style="none" fo:font-weight="normal" style:font-weight-asian="normal" style:font-weight-complex="normal"/>
    </style:style>
    <style:style style:name="T23" style:family="text">
      <style:text-properties fo:language="fr" fo:country="FR" style:text-underline-style="none" fo:font-weight="normal" officeooo:rsid="005b03a5" style:font-weight-asian="normal" style:font-weight-complex="normal"/>
    </style:style>
    <style:style style:name="T24" style:family="text">
      <style:text-properties fo:language="fr" fo:country="FR" style:text-underline-style="none" fo:font-weight="normal" officeooo:rsid="006918ac" style:font-weight-asian="normal" style:font-weight-complex="normal"/>
    </style:style>
    <style:style style:name="T25" style:family="text">
      <style:text-properties fo:language="fr" fo:country="FR" style:text-underline-style="none" fo:font-weight="normal" officeooo:rsid="00799cae" style:font-weight-asian="normal" style:font-weight-complex="normal"/>
    </style:style>
    <style:style style:name="T26" style:family="text">
      <style:text-properties fo:language="fr" fo:country="FR" style:text-underline-style="none" officeooo:rsid="005a703c"/>
    </style:style>
    <style:style style:name="T27" style:family="text">
      <style:text-properties fo:language="fr" fo:country="FR" style:text-underline-style="none" officeooo:rsid="0162549e"/>
    </style:style>
    <style:style style:name="T28" style:family="text">
      <style:text-properties fo:language="fr" fo:country="FR" officeooo:rsid="005a703c"/>
    </style:style>
    <style:style style:name="T29" style:family="text">
      <style:text-properties fo:language="fr" fo:country="FR" fo:font-weight="normal" style:font-weight-asian="normal" style:font-weight-complex="normal"/>
    </style:style>
    <style:style style:name="T30" style:family="text">
      <style:text-properties fo:language="fr" fo:country="FR" fo:font-weight="normal" officeooo:rsid="005b03a5" style:font-weight-asian="normal" style:font-weight-complex="normal"/>
    </style:style>
    <style:style style:name="T31" style:family="text">
      <style:text-properties fo:language="fr" fo:country="FR" fo:font-weight="normal" officeooo:rsid="006eff26" style:font-weight-asian="normal" style:font-weight-complex="normal"/>
    </style:style>
    <style:style style:name="T32" style:family="text">
      <style:text-properties officeooo:rsid="005c2abd"/>
    </style:style>
    <style:style style:name="T33" style:family="text">
      <style:text-properties officeooo:rsid="00650244"/>
    </style:style>
    <style:style style:name="T34" style:family="text">
      <style:text-properties officeooo:rsid="008ade73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14a0ba1" style:font-style-asian="normal" style:font-style-complex="normal"/>
    </style:style>
    <style:style style:name="T37" style:family="text">
      <style:text-properties fo:font-style="normal" officeooo:rsid="014be20a" style:font-style-asian="normal" style:font-style-complex="normal"/>
    </style:style>
    <style:style style:name="T38" style:family="text">
      <style:text-properties fo:font-style="normal" officeooo:rsid="0149b22a" style:font-style-asian="normal" style:font-style-complex="normal"/>
    </style:style>
    <style:style style:name="T39" style:family="text">
      <style:text-properties fo:font-style="normal" officeooo:rsid="01ab5399" style:font-style-asian="normal" style:font-style-complex="normal"/>
    </style:style>
    <style:style style:name="T40" style:family="text">
      <style:text-properties fo:font-style="normal" officeooo:rsid="01afce49" style:font-style-asian="normal" style:font-style-complex="normal"/>
    </style:style>
    <style:style style:name="T41" style:family="text">
      <style:text-properties fo:font-style="normal" officeooo:rsid="01c18010" style:font-style-asian="normal" style:font-style-complex="normal"/>
    </style:style>
    <style:style style:name="T42" style:family="text">
      <style:text-properties fo:font-style="normal" officeooo:rsid="01c52279" style:font-style-asian="normal" style:font-style-complex="normal"/>
    </style:style>
    <style:style style:name="T43" style:family="text">
      <style:text-properties fo:font-style="normal" officeooo:rsid="01c65580" style:font-style-asian="normal" style:font-style-complex="normal"/>
    </style:style>
    <style:style style:name="T44" style:family="text">
      <style:text-properties fo:font-style="normal" officeooo:rsid="01c9869e" style:font-style-asian="normal" style:font-style-complex="normal"/>
    </style:style>
    <style:style style:name="T45" style:family="text">
      <style:text-properties fo:font-style="normal" officeooo:rsid="01d19b43" style:font-style-asian="normal" style:font-style-complex="normal"/>
    </style:style>
    <style:style style:name="T46" style:family="text">
      <style:text-properties fo:font-style="normal" officeooo:rsid="01ea7312" style:font-style-asian="normal" style:font-style-complex="normal"/>
    </style:style>
    <style:style style:name="T47" style:family="text">
      <style:text-properties fo:font-style="normal" officeooo:rsid="01fc8dcd" style:font-style-asian="normal" style:font-style-complex="normal"/>
    </style:style>
    <style:style style:name="T48" style:family="text">
      <style:text-properties fo:font-style="normal" officeooo:rsid="01fd116e" style:font-style-asian="normal" style:font-style-complex="normal"/>
    </style:style>
    <style:style style:name="T49" style:family="text">
      <style:text-properties fo:font-style="normal" officeooo:rsid="01fe14b5" style:font-style-asian="normal" style:font-style-complex="normal"/>
    </style:style>
    <style:style style:name="T50" style:family="text">
      <style:text-properties fo:font-style="normal" officeooo:rsid="02018b38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8d43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c1e81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cbee2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d33ed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de940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df58c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e37e3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e3cde9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edd11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f6a49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f76e7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7f6aa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87410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87e12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89ccf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c053fd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8deb6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8e3f5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8f22b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943f9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19449e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9f3bb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a0bbb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a1de5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a3385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style:font-style-asian="normal" style:font-style-complex="normal"/>
    </style:style>
    <style:style style:name="T78" style:family="text">
      <style:text-properties fo:font-style="normal" style:text-underline-style="none" officeooo:rsid="0219163e" style:font-style-asian="normal" style:font-style-complex="normal"/>
    </style:style>
    <style:style style:name="T79" style:family="text">
      <style:text-properties fo:font-style="normal" style:text-underline-style="none" officeooo:rsid="021be3e8" style:font-style-asian="normal" style:font-style-complex="normal"/>
    </style:style>
    <style:style style:name="T80" style:family="text">
      <style:text-properties officeooo:rsid="012ab6c6"/>
    </style:style>
    <style:style style:name="T81" style:family="text">
      <style:text-properties officeooo:rsid="0133816e"/>
    </style:style>
    <style:style style:name="T82" style:family="text">
      <style:text-properties officeooo:rsid="01407935"/>
    </style:style>
    <style:style style:name="T83" style:family="text">
      <style:text-properties officeooo:rsid="01a89d90"/>
    </style:style>
    <style:style style:name="T84" style:family="text">
      <style:text-properties officeooo:rsid="01a9cb41"/>
    </style:style>
    <style:style style:name="T85" style:family="text">
      <style:text-properties officeooo:rsid="01bdd09d"/>
    </style:style>
    <style:style style:name="T86" style:family="text">
      <style:text-properties officeooo:rsid="01ea7312"/>
    </style:style>
    <style:style style:name="T87" style:family="text">
      <style:text-properties officeooo:rsid="01ec82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ion : <text:a xlink:type="simple" xlink:href="https://mblab.wustl.edu/GTF22.html" text:style-name="Internet_20_link" text:visited-style-name="Visited_20_Internet_20_Link">https://mblab.wustl.edu/GTF22.html</text:a> (<text:span text:style-name="T4">GTF2.2: A Gene Anotation Format</text:span>)</text:p>
      <text:p text:style-name="P6">or <text:a xlink:type="simple" xlink:href="http://genome.ucsc.edu/FAQ/FAQformat.html#format4" text:style-name="Internet_20_link" text:visited-style-name="Visited_20_Internet_20_Link">http://genome.ucsc.edu/FAQ/FAQformat.html#format4</text:a> <text:span text:style-name="T4">(different formats)</text:span></text:p>
      <text:p text:style-name="P123">AWK guide : <text:a xlink:type="simple" xlink:href="https://www.grymoire.com/Unix/Awk.html#uh-2" text:style-name="Internet_20_link" text:visited-style-name="Visited_20_Internet_20_Link">https://www.grymoire.com/Unix/Awk.html#uh-2</text:a></text:p>
      <text:p text:style-name="P124">Cheatsheet basic shell &amp; awk commands <text:a xlink:type="simple" xlink:href="http://genoweb.toulouse.inra.fr/~sdjebali/courses/SIB_august2020/instructions/1.pipeline/cheatsheet.html" text:style-name="Internet_20_link" text:visited-style-name="Visited_20_Internet_20_Link">http://genoweb.toulouse.inra.fr/~sdjebali/courses/SIB_august2020/instructions/1.pipeline/cheatsheet.html</text:a></text:p>
      <text:p text:style-name="P2"/>
      <text:p text:style-name="P31"><text:span text:style-name="T32">1. </text:span>&lt;<text:span text:style-name="T1">seqname (track, chr)&gt;</text:span></text:p>
      <text:p text:style-name="P32">2. &lt;source&gt;</text:p>
      <text:p text:style-name="P32">3. &lt;feature (exon, etc)&gt;</text:p>
      <text:p text:style-name="P32">4. &lt;start&gt;</text:p>
      <text:p text:style-name="P32">5. &lt;end&gt;</text:p>
      <text:p text:style-name="P32">6. &lt;score (‘.’ if none is assigned)&gt;</text:p>
      <text:p text:style-name="P32">7. &lt;strand (=brin, +/-, denote strand or orientation. Use ‘.’ if none is assigned)&gt;</text:p>
      <text:p text:style-name="P32">8. &lt;frame(between 0-2 to represent the reading frame of the first base for a coding exon, should be ‘.’ if not a coding exon)&gt;</text:p>
      <text:p text:style-name="P31"/>
      <text:p text:style-name="P33">[attributes]</text:p>
      <text:p text:style-name="P1"/>
      <text:p text:style-name="P3">where [attributes] <text:span text:style-name="T2">is a set of (key,value) pairs separated by ‘;’ and spaces</text:span></text:p>
      <text:p text:style-name="P4">and key <text:span text:style-name="T3">can be:</text:span></text:p>
      <text:p text:style-name="P67">9 - gene_id : 10 - value (globally unique identifier for the genomic source of the sequence)</text:p>
      <text:p text:style-name="P68">11 - transcript_id : 12 - value (globally unique identifier for the predicted transcript)</text:p>
      <text:p text:style-name="P4"><text:span text:style-name="T33">13 </text:span>- <text:span text:style-name="T5">gene_type : 14 - value (“protein_coding”, etc)</text:span></text:p>
      <text:p text:style-name="P4"><text:span text:style-name="T33">15 </text:span>- <text:span text:style-name="T6">gene_status : 16 - value (“KNOWN”, “UNKNOWN”)</text:span></text:p>
      <text:p text:style-name="P121">17 – gene_name : 18 value</text:p>
      <text:p text:style-name="P4"><text:span text:style-name="T81">19 </text:span>- <text:span text:style-name="T7">transcript_type : 20 - value (“protein_coding”, “retained_intron”, etc)</text:span></text:p>
      <text:p text:style-name="P5"><text:span text:style-name="T82">21 </text:span>- <text:span text:style-name="T8">transcript_status : 22 - value (“KNOWN”, “UNKNOWN”)</text:span></text:p>
      <text:p text:style-name="P5"><text:span text:style-name="T81">23 –</text:span> <text:span text:style-name="T8">transcript_name : 24 - value</text:span></text:p>
      <text:p text:style-name="P5"><text:span text:style-name="T81">25 –</text:span> <text:span text:style-name="T8">levels : 26 - value</text:span></text:p>
      <text:p text:style-name="P5"><text:span text:style-name="T81">27 –</text:span> <text:span text:style-name="T8">havana_gene / tag : 28 - value</text:span></text:p>
      <text:p text:style-name="P5"><text:span text:style-name="T81">29 –</text:span> <text:span text:style-name="T8">havana_transcript / tag: 30 - value</text:span></text:p>
      <text:p text:style-name="P5"/>
      <text:p text:style-name="P66">Exemple : chr1<text:tab/>HAVANA<text:tab/>exon<text:tab/>24742293<text:tab/>24742394<text:tab/>.<text:tab/>+<text:tab/>.<text:tab/>gene_id "ENSG00000001461"; transcript_id "ENST00000003912"; gene_type "protein_coding"; gene_status "KNOWN"; gene_name "NIPAL3"; transcript_type "protein_coding"; transcript_status "KNOWN"; transcript_name "NIPAL3-001"; level "2"; havana_gene "OTTHUMG00000003299"; havana_transcript "OTTHUMT00000009178";</text:p>
      <text:p text:style-name="P122"/>
      <text:p text:style-name="P5"/>
      <text:p text:style-name="P7">Questions Awk programming</text:p>
      <text:p text:style-name="P69"/>
      <text:p text:style-name="P70">2. How many exons does the transcript ENST00000003912 <text:s/>have ?</text:p>
      <text:p text:style-name="P71"/>
      <text:p text:style-name="P72">shell uniquement</text:p>
      <text:p text:style-name="P36">Methode 1 : mauvaise</text:p>
      <text:p text:style-name="P8"><text:span text:style-name="T9">cat Data/gencode_v3c_exons_male_forflux.gtf |grep 'transcript_id "ENST00000003912"' </text:span><text:span text:style-name="T13">&gt;&gt; temp </text:span><text:span text:style-name="T14">&amp;&amp; wc -l temp &amp;&amp; rm temp</text:span></text:p>
      <text:p text:style-name="P29"/>
      <text:p text:style-name="P9"><text:span text:style-name="T14">=</text:span><text:span text:style-name="T9">=&gt; 13 temp</text:span></text:p>
      <text:p text:style-name="P36">Methode 2</text:p>
      <text:p text:style-name="P30">cat Data/gencode_v3c_exons_male_forflux.gtf |grep 'transcript_id "ENST00000003912"' | wc -l</text:p>
      <text:p text:style-name="P63"><text:soft-page-break/></text:p>
      <text:p text:style-name="P73">awk</text:p>
      <text:p text:style-name="P42"><text:span text:style-name="T26">D</text:span><text:span text:style-name="T21">ans un premier temps, contentons-nous d’afficher les lignes qui contiennent ce transcript.</text:span></text:p>
      <text:p text:style-name="P41"><text:span text:style-name="T28">M</text:span><text:span text:style-name="T20">éthode 1</text:span><text:span text:style-name="T21"> : (teste l’égalité </text:span><text:span text:style-name="T27">de toute la chaine ce qui la rend</text:span><text:span text:style-name="T21"> lourde)</text:span></text:p>
      <text:p text:style-name="P10"><text:span text:style-name="T23">awk '{if($1</text:span><text:span text:style-name="T24">2</text:span><text:span text:style-name="T23">=="\"ENST00000003912\";"){print $0;}}' Data/gencode_v3c_exons_male_forflux.gtf</text:span></text:p>
      <text:p text:style-name="P76"/>
      <text:p text:style-name="P38"><text:span text:style-name="T30">M</text:span><text:span text:style-name="T29">éthode 2 </text:span><text:span text:style-name="T22">: idem, syntaxe simplifiée</text:span></text:p>
      <text:p text:style-name="P77">awk '$12=="\"ENST00000003912\";"' Data/gencode_v3c_exons_male_forflux.gtf</text:p>
      <text:p text:style-name="P76"/>
      <text:p text:style-name="P37"><text:span text:style-name="T30">M</text:span><text:span text:style-name="T29">éthode </text:span><text:span text:style-name="T31">3</text:span><text:span text:style-name="T22"> : (</text:span><text:span text:style-name="T25">encore plus simple, </text:span><text:span text:style-name="T22">réalise un test d’inclusion, mais qui revient ici à tester l’égalité de la chaîne)</text:span></text:p>
      <text:p text:style-name="P76">awk '$12 ~ "ENST00000003912"' Data/gencode_v3c_exons_male_forflux.gtf</text:p>
      <text:p text:style-name="P74"/>
      <text:p text:style-name="P34"><text:span text:style-name="T21">Normalement </text:span><text:span text:style-name="T9">chaque exon </text:span><text:span text:style-name="T10">contenu dans un gène donné n’apparaît qu’une fois (sur une seule ligne) dans le fichier. Bien entendu, il </text:span><text:span text:style-name="T11">est possible qu’un exon </text:span><text:span text:style-name="T12">apparaisse plusieurs fois, s’il est contenu dans plusieurs gènes. </text:span><text:span text:style-name="T16">(En pratique, on voit dans la question 4 que ce n’est pas le cas, un gène &lt;=&gt; plusieurs exons, mais aucun exon n’est dégénéré).</text:span></text:p>
      <text:p text:style-name="P64"/>
      <text:p text:style-name="P35"><text:span text:style-name="T12">C</text:span><text:span text:style-name="T9">omptons maintenant </text:span><text:span text:style-name="T15">le nombre d’exons contenus dans le transcript en question.</text:span></text:p>
      <text:p text:style-name="P65"/>
      <text:p text:style-name="P40"><text:span text:style-name="T21">Awk + shell</text:span><text:span text:style-name="T22"> (et fichier temporaire)</text:span></text:p>
      <text:p text:style-name="P75">Methode 1 : mauvaise</text:p>
      <text:p text:style-name="P78">awk '$12 ~ "ENST00000003912"' Data/gencode_v3c_exons_male_forflux.gtf &gt; temp &amp;&amp; wc -l temp &amp;&amp; rm temp</text:p>
      <text:p text:style-name="P78"/>
      <text:p text:style-name="P75">Methode 2</text:p>
      <text:p text:style-name="P79">awk '$12 ~ "ENST00000003912"' Data/gencode_v3c_exons_male_forflux.gtf | wc -l</text:p>
      <text:p text:style-name="P65"/>
      <text:p text:style-name="P39"><text:span text:style-name="T15">A</text:span><text:span text:style-name="T9">wk uniquement</text:span></text:p>
      <text:p text:style-name="P11">awk 'BEGIN{count=0} {if($12 <text:span text:style-name="T34">~ </text:span>"ENST00000003912"){count += 1; print $0;}} END{print count;}' Data/gencode_v3c_exons_male_forflux.gtf</text:p>
      <text:p text:style-name="P12"/>
      <text:p text:style-name="P47">Ou si on veut seulement afficher le résultat :</text:p>
      <text:p text:style-name="P47">awk 'BEGIN{count=0} {if($12 ~ "ENST00000003912"){count += 1;}} END{print count;}' Data/gencode_v3c_exons_male_forflux.gtf</text:p>
      <text:p text:style-name="P47"/>
      <text:p text:style-name="P48">3. What is the biotype of gene ENSGR0000178605?</text:p>
      <text:p text:style-name="P48"/>
      <text:p text:style-name="P60">Awk</text:p>
      <text:p text:style-name="P13">awk '{if($10 ~ "ENSGR0000178605"){print $13": "$14; exit;}}' Data/gencode_v3c_exons_male_forflux.gtf</text:p>
      <text:p text:style-name="P49"/>
      <text:p text:style-name="P49"/>
      <text:p text:style-name="P50">4. What is the total number of genes, transcripts and exons in gencode v3c?</text:p>
      <text:p text:style-name="P51"/>
      <text:p text:style-name="P61">Awk + sh</text:p>
      <text:p text:style-name="P45">Methode 1 : mauvaise</text:p>
      <text:p text:style-name="P14">awk '{print $10;}' Data/gencode_v3c_exons_male_forflux.gtf &gt; temp &amp;&amp; uniq temp &gt; number_of_different_genes &amp;&amp; wc -l number_of_different_genes &amp;&amp; rm temp &amp;&amp; rm number_of_different_genes</text:p>
      <text:p text:style-name="P52"/>
      <text:p text:style-name="P53">==&gt; 124 988 number_of_different_genes</text:p>
      <text:p text:style-name="P53"><text:soft-page-break/></text:p>
      <text:p text:style-name="P15"/>
      <text:p text:style-name="P15"/>
      <text:p text:style-name="P46">Methode 2 : plus simple</text:p>
      <text:p text:style-name="P17">awk '{print $10;}' Data/gencode_v3c_exons_male_forflux.gtf | uniq | wc -l</text:p>
      <text:p text:style-name="P18"/>
      <text:p text:style-name="P18"/>
      <text:p text:style-name="P15"/>
      <text:p text:style-name="P20"><text:span text:style-name="T18">awk '{print $</text:span><text:span text:style-name="T19">12</text:span><text:span text:style-name="T18">;}' Data/gencode_v3c_exons_male_forflux.gtf | uniq | wc -l</text:span></text:p>
      <text:p text:style-name="P21"><text:span text:style-name="T55">=</text:span><text:span text:style-name="T51">=&gt; 132 067 number_of_different_transcripts</text:span></text:p>
      <text:p text:style-name="P22"><text:span text:style-name="T51">=</text:span><text:span text:style-name="T63">&gt; </text:span><text:span text:style-name="T51">Légère dégénérescence en transcrits de certains gènes. </text:span><text:span text:style-name="T56">Certains </text:span><text:span text:style-name="T57">exons d’un même gène sont </text:span><text:span text:style-name="T59">en fait </text:span><text:span text:style-name="T58">contenus dans des</text:span><text:span text:style-name="T57"> transcrits différents </text:span><text:span text:style-name="T59">de ce gène.</text:span></text:p>
      <text:p text:style-name="P53"/>
      <text:p text:style-name="P28"><text:span text:style-name="T60">P</text:span><text:span text:style-name="T51">our le nombre d’exons, </text:span><text:span text:style-name="T64">il est </text:span><text:span text:style-name="T65">par definition de ce </text:span><text:span text:style-name="T66">fichier de sequencage egal au nombre de lignes </text:span><text:span text:style-name="T67"><text:s/>: </text:span><text:span text:style-name="T53">924 494 (</text:span><text:span text:style-name="T17">wc -l Data/gencode_v3c_exons_male_forflux.gtf</text:span><text:span text:style-name="T53">) </text:span><text:span text:style-name="T68">&lt;</text:span><text:span text:style-name="T54">=&gt; chaque exon n’est représenté qu’une fois dans le fichier. </text:span><text:span text:style-name="T69">On trouve la meme valeur a la question suivante, en denombrant </text:span><text:span text:style-name="T70">le nombre total de sequences de coordonnees differentes : </text:span><text:span text:style-name="T71">encore une fois, par definition de ce fichier de sequencage, on </text:span><text:span text:style-name="T72">a aligne </text:span><text:span text:style-name="T76">les reads, on les a <text:s/>compacte en exons le cas echeant</text:span><text:span text:style-name="T73"> ; et bien entendu, </text:span><text:span text:style-name="T74">en excluant les erreurs </text:span><text:span text:style-name="T75">experimentales, </text:span><text:span text:style-name="T76">des coordonnees uniques reperent un exon unique =&gt; ainsi est constitue le fichier</text:span></text:p>
      <text:p text:style-name="P55"/>
      <text:p text:style-name="P23"><text:span text:style-name="T54">5. </text:span><text:span text:style-name="T51">What is the number of distincts exons based on the coordinates (chr, start, end, strand)</text:span></text:p>
      <text:p text:style-name="P56"/>
      <text:p text:style-name="P43">Methode 1 ; mauvaise et compliquee</text:p>
      <text:p text:style-name="P16">awk '{print $1"; "$4"; "$5"; "$7;}' Data/gencode_v3c_exons_male_forflux.gtf &gt; temp &amp;&amp; uniq temp &gt; number_of_different_exons &amp;&amp; wc -l number_of_different_exons &amp;&amp; rm temp &amp;&amp; rm number_of_different_exons</text:p>
      <text:p text:style-name="P16"/>
      <text:p text:style-name="P25"><text:span text:style-name="T52">=</text:span><text:span text:style-name="T51">=&gt; 924 494 number_of_different_exons</text:span></text:p>
      <text:p text:style-name="P16"/>
      <text:p text:style-name="P44">Methode 2</text:p>
      <text:p text:style-name="P19">awk '{print $1"; "$4"; "$5"; "$7;}' Data/gencode_v3c_exons_male_forflux.gtf | uniq | wc -l</text:p>
      <text:p text:style-name="P54"/>
      <text:p text:style-name="P24"><text:span text:style-name="T52">=</text:span><text:span text:style-name="T51">=&gt; 924 494</text:span></text:p>
      <text:p text:style-name="P57"/>
      <text:p text:style-name="P26"><text:span text:style-name="T51">6. </text:span><text:span text:style-name="T61">Can such an exon be shared by several different genes? =&gt; no because we’ve seen that each exon is represented </text:span><text:span text:style-name="T62">only once</text:span></text:p>
      <text:p text:style-name="P58"/>
      <text:p text:style-name="P27"><text:span text:style-name="T62">7. </text:span><text:span text:style-name="T51">List all the possible transcript biotypes</text:span></text:p>
      <text:p text:style-name="P59"/>
      <text:p text:style-name="P62">Awk seulement</text:p>
      <text:p text:style-name="P80">awk '{not_unique[$20]++;} END{for (u in not_unique){print not_unique[u], u}}' Data/gencode_v3c_exons_male_forflux.gtf</text:p>
      <text:p text:style-name="P100"/>
      <text:p text:style-name="P83"><text:span text:style-name="T35">=&gt; Affiche tous les biotypes de transcrits possibles, et leur nonbre d’occurences</text:span><text:span text:style-name="T39">\</text:span></text:p>
      <text:p text:style-name="P102"/>
      <text:p text:style-name="P86"><text:span text:style-name="T39">En ut</text:span><text:span text:style-name="T40">ilisant</text:span><text:span text:style-name="T39"> </text:span><text:span text:style-name="T38">la fonction sort qui trie le resultat, avec l’argument -</text:span><text:span text:style-name="T36">g pour trier selon l’ordre naturel des </text:span><text:span text:style-name="T37">nombres, plutot que caractere par caractere</text:span><text:span text:style-name="T36">) :</text:span></text:p>
      <text:p text:style-name="P82">awk '{not_unique[$20]++;} END{for (u in not_unique){print not_unique[u], u}}' Data/gencode_v3c_exons_male_forflux.gtf <text:span text:style-name="T83">| sort -g</text:span></text:p>
      <text:p text:style-name="P103"/>
      <text:p text:style-name="P85"><text:span text:style-name="T35">Si on veut afficher seulement la liste des biotypes, sams le nombre d’occurences </text:span><text:span text:style-name="T36">:</text:span></text:p>
      <text:p text:style-name="P84"><text:soft-page-break/>awk '{not_unique[$20]++;} END{for (u in not_unique){print u}}' Data/gencode_v3c_exons_male_forflux.gtf</text:p>
      <text:p text:style-name="P104"/>
      <text:p text:style-name="P105">8. List all the possible gene biotypes</text:p>
      <text:p text:style-name="P106"/>
      <text:p text:style-name="P107"/>
      <text:p text:style-name="P81">awk '{not_unique[$<text:span text:style-name="T80">14</text:span>]++;} END{for (u in not_unique){print not_unique[u], u}}' Data/gencode_v3c_exons_male_forflux.gtf <text:span text:style-name="T84">| sort -g</text:span></text:p>
      <text:p text:style-name="P101"/>
      <text:p text:style-name="P108">9. What is the maximum number of exons f<text:span text:style-name="T85">o</text:span>r a transcript?</text:p>
      <text:p text:style-name="P109"/>
      <text:p text:style-name="P87">awk '{occurences_of_transcripts[$12]++;} END{for (transcript in occurences_of_transcripts){print occurences_of_transcripts[transcript], transcript}}' Data/gencode_v3c_exons_male_forflux.gtf</text:p>
      <text:p text:style-name="P109"/>
      <text:p text:style-name="P88"><text:span text:style-name="T35">=&gt; Donne la liste du nombre d’occurences de tous les transcrits, c’est-a-dire le nombre d’exons pour chaque transcript. </text:span><text:span text:style-name="T41">On peut trier la liste </text:span><text:span text:style-name="T42">(avec sort -g) </text:span><text:span text:style-name="T41">pour trouver le max (inutilement couteux) ou utiliser :</text:span></text:p>
      <text:p text:style-name="P112"/>
      <text:p text:style-name="P88">awk '{occurences_of_transcripts[$12]++;} END{max=0; for (transcript in occurences_of_transcripts){if (occurences_of_transcripts[transcript] &gt;= max){max = occurences_of_transcripts[transcript]; argmax=transcript;}} print max, argmax;}' Data/gencode_v3c_exons_male_forflux.gtf</text:p>
      <text:p text:style-name="P113"/>
      <text:p text:style-name="P114">==&gt; 313 "ENST00000356127";</text:p>
      <text:p text:style-name="P89"><text:span text:style-name="T35">Probleme : on ne trouve qu’un seul argmax, meme lorsqu’il y en a plusieurs </text:span><text:span text:style-name="T43">(ici on voit en affichant la liste triee qu’il y en a deux)</text:span></text:p>
      <text:p text:style-name="P115"/>
      <text:p text:style-name="P90"><text:span text:style-name="T43">S</text:span><text:span text:style-name="T35">olution : voir dans le fichier find_max_</text:span><text:span text:style-name="T45">exon_per_transcript</text:span><text:span text:style-name="T35">.awk</text:span></text:p>
      <text:p text:style-name="P96">awk -f find_max_exon_per_transcript.awk Data/gencode_v3c_exons_male_forflux.gtf</text:p>
      <text:p text:style-name="P116"/>
      <text:p text:style-name="P117"><text:tab/>BEGIN{</text:p>
      <text:p text:style-name="P117"><text:tab/><text:tab/>max=0;</text:p>
      <text:p text:style-name="P117"><text:tab/><text:tab/>arg_len=0;</text:p>
      <text:p text:style-name="P117"><text:tab/>}</text:p>
      <text:p text:style-name="P117"><text:tab/>{</text:p>
      <text:p text:style-name="P117"><text:tab/><text:tab/>occurences_of_transcripts[$12]++;</text:p>
      <text:p text:style-name="P117"><text:tab/>}</text:p>
      <text:p text:style-name="P117"><text:tab/>END{</text:p>
      <text:p text:style-name="P117"><text:tab/><text:tab/>for (transcript in occurences_of_transcripts){</text:p>
      <text:p text:style-name="P117"><text:tab/><text:tab/><text:tab/>if (occurences_of_transcripts[transcript] &gt; max){</text:p>
      <text:p text:style-name="P117"><text:tab/><text:tab/><text:tab/><text:tab/>max = occurences_of_transcripts[transcript];</text:p>
      <text:p text:style-name="P117"><text:tab/><text:tab/><text:tab/><text:tab/>argmax[0] = transcript;</text:p>
      <text:p text:style-name="P117"><text:tab/><text:tab/><text:tab/>}</text:p>
      <text:p text:style-name="P117"><text:tab/><text:tab/>}</text:p>
      <text:p text:style-name="P117"><text:tab/><text:tab/>print max, argmax[0];</text:p>
      <text:p text:style-name="P117"><text:tab/><text:tab/>for (transcript in occurences_of_transcripts){</text:p>
      <text:p text:style-name="P117"><text:tab/><text:tab/><text:tab/>if ( (occurences_of_transcripts[transcript] == max) &amp;&amp; (transcript != argmax[0]) ){</text:p>
      <text:p text:style-name="P117"><text:tab/><text:tab/><text:tab/><text:tab/>argmax[++arg_len] = transcript; # pre-incrementation is required,</text:p>
      <text:p text:style-name="P117"><text:tab/><text:tab/><text:tab/><text:tab/><text:tab/><text:tab/><text:tab/><text:tab/><text:tab/><text:tab/><text:tab/><text:tab/># post-incrementation wouldn't work</text:p>
      <text:p text:style-name="P117"><text:soft-page-break/><text:tab/><text:tab/><text:tab/><text:tab/>print max, argmax[arg_len];</text:p>
      <text:p text:style-name="P117"><text:tab/><text:tab/><text:tab/>}</text:p>
      <text:p text:style-name="P117"><text:tab/><text:tab/>}</text:p>
      <text:p text:style-name="P117"><text:tab/>}</text:p>
      <text:p text:style-name="P117"/>
      <text:p text:style-name="P91"><text:span text:style-name="T44">1</text:span><text:span text:style-name="T35">0. What is the maximum number of transcripts within a gene?</text:span></text:p>
      <text:p text:style-name="P118"/>
      <text:p text:style-name="P111">First to list (and sort) number of transcripts per genes:</text:p>
      <text:p text:style-name="P92">awk -f <text:span text:style-name="T86">list_number_of</text:span>_transcript_per_gene.awk Data/gencode_v3c_exons_male_forflux.gtf | sort -g</text:p>
      <text:p text:style-name="P111"/>
      <text:p text:style-name="P94"><text:span text:style-name="T35">where <text:s/></text:span><text:span text:style-name="T86">list_number_of_transcript_per_gene.awk</text:span><text:span text:style-name="T46"> </text:span><text:span text:style-name="T35">contains:</text:span></text:p>
      <text:p text:style-name="P111"><text:tab/>{</text:p>
      <text:p text:style-name="P111"><text:tab/><text:tab/>if (occurences_of_pair_gene_and_transcript[$10,$12] == 0){</text:p>
      <text:p text:style-name="P111"><text:tab/><text:tab/><text:tab/>occurences_of_pair_gene_and_transcript[$10,$12]++;</text:p>
      <text:p text:style-name="P111"><text:tab/><text:tab/><text:tab/>number_of_transcript_per_genes[$10]++;</text:p>
      <text:p text:style-name="P111"><text:tab/><text:tab/>}</text:p>
      <text:p text:style-name="P111"><text:tab/>}</text:p>
      <text:p text:style-name="P111"><text:tab/>END{</text:p>
      <text:p text:style-name="P111"><text:tab/><text:tab/>for (elt in number_of_transcript_per_genes){</text:p>
      <text:p text:style-name="P111"><text:tab/><text:tab/><text:tab/>print number_of_transcript_per_genes[elt], elt;</text:p>
      <text:p text:style-name="P111"><text:tab/><text:tab/>}</text:p>
      <text:p text:style-name="P111"><text:tab/>}</text:p>
      <text:p text:style-name="P111"/>
      <text:p text:style-name="P119"/>
      <text:p text:style-name="P119">Or to directly find max:</text:p>
      <text:p text:style-name="P93">awk -f <text:span text:style-name="T87">find_max</text:span>_transcript_per_gene.awk Data/gencode_v3c_exons_male_forflux.gtf</text:p>
      <text:p text:style-name="P110"/>
      <text:p text:style-name="P95"><text:span text:style-name="T35">where </text:span><text:span text:style-name="T87">find_max_transcript_per_gene.awk</text:span><text:span text:style-name="T46"> </text:span><text:span text:style-name="T35">contains:</text:span></text:p>
      <text:p text:style-name="P120"/>
      <text:p text:style-name="P120"><text:tab/>BEGIN{</text:p>
      <text:p text:style-name="P120"><text:tab/><text:tab/>max=0;</text:p>
      <text:p text:style-name="P120"><text:tab/>}</text:p>
      <text:p text:style-name="P120"><text:tab/>{</text:p>
      <text:p text:style-name="P120"><text:tab/><text:tab/>if (occurences_of_pair_gene_and_transcript[$10,$12] == 0){</text:p>
      <text:p text:style-name="P120"><text:tab/><text:tab/><text:tab/>occurences_of_pair_gene_and_transcript[$10,$12]++;</text:p>
      <text:p text:style-name="P120"><text:tab/><text:tab/><text:tab/>number_of_transcript_per_genes[$10]++;</text:p>
      <text:p text:style-name="P120"><text:tab/><text:tab/>}</text:p>
      <text:p text:style-name="P120"><text:tab/>}</text:p>
      <text:p text:style-name="P120"><text:tab/>END{</text:p>
      <text:p text:style-name="P120"><text:tab/><text:tab/>for (gene in number_of_transcript_per_genes){</text:p>
      <text:p text:style-name="P120"><text:tab/><text:tab/><text:tab/>if (number_of_transcript_per_genes[gene] &gt; max){</text:p>
      <text:p text:style-name="P120"><text:tab/><text:tab/><text:tab/><text:tab/>max = number_of_transcript_per_genes[gene];</text:p>
      <text:p text:style-name="P120"><text:tab/><text:tab/><text:tab/><text:tab/>argmax[0] = gene;</text:p>
      <text:p text:style-name="P120"><text:tab/><text:tab/><text:tab/>}</text:p>
      <text:p text:style-name="P120"><text:tab/><text:tab/>}</text:p>
      <text:p text:style-name="P120"><text:tab/><text:tab/>print max, argmax[0];</text:p>
      <text:p text:style-name="P120"><text:tab/><text:tab/>for (gene in number_of_transcript_per_genes){</text:p>
      <text:p text:style-name="P120"><text:tab/><text:tab/><text:tab/>if ( (number_of_transcript_per_genes[gene] == max) &amp;&amp; (gene != argmax[0]) ){</text:p>
      <text:p text:style-name="P120"><text:tab/><text:tab/><text:tab/><text:tab/>argmax[++arg_len] = gene; # pre-incrementation is required,</text:p>
      <text:p text:style-name="P120"><text:soft-page-break/><text:tab/><text:tab/><text:tab/><text:tab/><text:tab/><text:tab/><text:tab/><text:tab/><text:tab/><text:tab/><text:tab/><text:tab/># post-incrementation wouldn't work</text:p>
      <text:p text:style-name="P120"><text:tab/><text:tab/><text:tab/><text:tab/>print max, argmax[arg_len];</text:p>
      <text:p text:style-name="P120"><text:tab/><text:tab/><text:tab/>}</text:p>
      <text:p text:style-name="P120"><text:tab/><text:tab/>}</text:p>
      <text:p text:style-name="P120"><text:tab/>}</text:p>
      <text:p text:style-name="P120"/>
      <text:p text:style-name="P97"><text:span text:style-name="T35">==&gt; </text:span><text:span text:style-name="T47">Alternative splicing </text:span><text:span text:style-name="T48">leads to up to </text:span><text:span text:style-name="T49">68 different transcripts for a single gene </text:span><text:span text:style-name="T50">in these data.</text:span></text:p>
      <text:p text:style-name="P125"><text:span text:style-name="T50">S</text:span><text:span text:style-name="T35">ome other AWK examples</text:span></text:p>
      <text:p text:style-name="P126"/>
      <text:p text:style-name="P98"><text:span text:style-name="T78">- </text:span><text:span text:style-name="T77">Afficher seulement la valeur dans la première colonne toutes les 4 lignes, à partir de la première :</text:span></text:p>
      <text:p text:style-name="P127"/>
      <text:p text:style-name="P129">awk '{ if(NR % 4 == 1){print $1} }' SRR1425152-chr25_1.fastq | head -n 5</text:p>
      <text:p text:style-name="P128"/>
      <text:p text:style-name="P128"/>
      <text:p text:style-name="P99"><text:span text:style-name="T78">- </text:span><text:span text:style-name="T77">Afficher </text:span><text:span text:style-name="T79">une ligne toutes les 4 lignes, à partir de la première</text:span><text:span text:style-name="T77"> :</text:span></text:p>
      <text:p text:style-name="P128"/>
      <text:p text:style-name="P129">awk 'NR % 4 == 1' SRR1425152-chr25_1.fastq | head -n 5</text:p>
      <text:p text:style-name="P128"/>
      <text:p text:style-name="P128"/>
      <text:p text:style-name="P128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0:45:37.490693282</meta:creation-date>
    <dc:date>2020-09-30T18:03:37.961669759</dc:date>
    <meta:editing-duration>PT11H14M23S</meta:editing-duration>
    <meta:editing-cycles>250</meta:editing-cycles>
    <meta:generator>LibreOffice/6.0.7.3$Linux_X86_64 LibreOffice_project/00m0$Build-3</meta:generator>
    <meta:document-statistic meta:table-count="0" meta:image-count="0" meta:object-count="0" meta:page-count="7" meta:paragraph-count="167" meta:word-count="1267" meta:character-count="9865" meta:non-whitespace-character-count="8604"/>
  </office:meta>
</office:document-meta>
</file>